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office:value-type="string" calcext:value-type="string">
            <text:p>avg power (email)</text:p>
          </table:table-cell>
          <table:table-cell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office:value-type="float" office:value="258" calcext:value-type="float">
            <text:p>258</text:p>
          </table:table-cell>
          <table:table-cell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style-name="ce5"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282" calcext:value-type="float">
            <text:p>282</text:p>
          </table:table-cell>
          <table:table-cell table:style-name="ce5"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2" calcext:value-type="float">
            <text:p>312</text:p>
          </table:table-cell>
          <table:table-cell table:style-name="ce5"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office:value-type="float" office:value="275" calcext:value-type="float">
            <text:p>275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5" calcext:value-type="float">
            <text:p>265</text:p>
          </table:table-cell>
          <table:table-cell table:style-name="ce5"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office:value-type="float" office:value="242" calcext:value-type="float">
            <text:p>242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office:value-type="float" office:value="241" calcext:value-type="float">
            <text:p>241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table:style-name="ce5" office:value-type="float" office:value="253" calcext:value-type="float">
            <text:p>253</text:p>
          </table:table-cell>
          <table:table-cell table:style-name="ce5"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1"/>
          <table:table-cell table:formula="of:=AVERAGE([.M2:.M55])" office:value-type="float" office:value="0.000032718326578619" calcext:value-type="float">
            <text:p>3.2718326578619E-05</text:p>
          </table:table-cell>
          <table:table-cell table:formula="of:=AVERAGE([.N2:.N55])" office:value-type="float" office:value="0.0000526549116960347" calcext:value-type="float">
            <text:p>5.26549116960347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 style:data-style-name="N2" text:time-value="09:09:00.5728131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5-05T09:11:24.727434305</dc:date>
    <meta:editing-duration>PT12H20M49S</meta:editing-duration>
    <meta:editing-cycles>50</meta:editing-cycles>
    <meta:generator>LibreOffice/7.0.4.2$Linux_X86_64 LibreOffice_project/00$Build-2</meta:generator>
    <meta:document-statistic meta:table-count="1" meta:cell-count="997" meta:object-count="0"/>
  </office:meta>
</office:document-meta>
</file>